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02cm" svg:height="2.738cm" draw:transform="rotate (1.58877321809044) translate (3.6830163997694cm 7.76017583936541cm)" svg:viewBox="0 0 4603 2739" svg:d="M107 1583c977 126 2750 788 3389 1041 640 252 1137 107 1106-600-30-708-112-1370-199-1800-67-340-831-244-787-33 165 514 255 1334 232 1684-23 349-136 249-842-25-706-275-2374-881-2900-966-171-16-108 679 1 699z">
          <text:p/>
        </draw:path>
        <draw:path draw:style-name="gr1" draw:text-style-name="P1" draw:layer="layout" svg:width="0.902cm" svg:height="0.661cm" draw:transform="skewX (0.00122173047639598) rotate (-2.1556561591382) translate (5.39279065192771cm 7.5554624998278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38245781206569cm 3.485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59cm" svg:height="1.92cm" draw:transform="skewX (0.0010471975511966) rotate (-1.55194677087336) translate (6.2721590458382cm 5.46382273304341cm)" svg:viewBox="0 0 960 1921" svg:d="M960 1839c-83-403-177-1270-144-1519 6-116-802-439-814-274-17 474 73 1277 165 1726 43 185 801 185 793 67z">
          <text:p/>
        </draw:path>
        <draw:path draw:style-name="gr1" draw:text-style-name="P1" draw:layer="layout" svg:width="0.902cm" svg:height="0.661cm" draw:transform="skewX (0.00122173047639597) rotate (-2.1556561591382) translate (5.04779065192771cm 5.7962958331611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07) rotate (-2.1556561591382) translate (6.57945731859439cm 5.62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2:00:49.87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